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olokwium z GIT'a</text:h>
      <text:p text:style-name="Standard">Pewnego dnia jakiś znajomy zatrzymał mnie i powiedział ze złością w głosie:</text:p>
      <text:list xml:id="list1891949430" text:style-name="L1">
        <text:list-item>
          <text:p text:style-name="P4">O '&amp;*%$$%' jutro kolokwium z GIT'a!</text:p>
        </text:list-item>
        <text:list-item>
          <text:p text:style-name="P4">O '&amp;%$%#$%$', <text:s/>nie żartuj.</text:p>
        </text:list-item>
      </text:list>
      <text:p text:style-name="P2">Poruszywszy tony manualy i gigabajty skryptów wspólnie stwierdzili, że GIT powinien być wykładany na ostanim roku w Hogwardzie dla najbardziej ambitnych studentów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Jan Kowal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3:55:37</dc:date>
    <meta:editing-duration>PT9M56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6" meta:word-count="51" meta:character-count="331"/>
  </office:meta>
</office:document-meta>
</file>